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 style:list-style-name="L1"/>
    <style:style style:name="P2" style:family="paragraph" style:parent-style-name="Preformatted_20_Text" style:list-style-name="L1">
      <style:paragraph-properties fo:margin-top="0in" fo:margin-bottom="0.1965in" loext:contextual-spacing="false"/>
    </style:style>
    <style:style style:name="P3" style:family="paragraph" style:parent-style-name="Quotations" style:list-style-name="L1"/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1">
      <style:paragraph-properties fo:margin-top="0in" fo:margin-bottom="0in" loext:contextual-spacing="false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Sharing my experience, how to import simple <text:span text:style-name="Strong_20_Emphasis">Netbeans</text:span> java project into <text:span text:style-name="Strong_20_Emphasis">Eclipse</text:span> workspace. Please follow the following steps:</text:p>
      <text:list xml:id="list1639204596" text:style-name="L1">
        <text:list-item>
          <text:p text:style-name="P6">Copy the Netbeans project folder into Eclipse workspace. </text:p>
        </text:list-item>
        <text:list-item>
          <text:p text:style-name="P4">Create <text:span text:style-name="Strong_20_Emphasis">.project</text:span> file, inside the project folder at root level. Below code is the sample reference. Change your project name appropriately.</text:p>
          <text:p text:style-name="P1"><text:span text:style-name="Source_20_Text">&lt;?xml version="1.0" encoding="UTF-8"?&gt;</text:span></text:p>
          <text:p text:style-name="P1"><text:span text:style-name="Source_20_Text">&lt;projectDescription&gt;</text:span></text:p>
          <text:p text:style-name="P1"><text:span text:style-name="Source_20_Text"><text:s text:c="4"/>&lt;name&gt;PROJECT_NAME&lt;/name&gt;</text:span></text:p>
          <text:p text:style-name="P1"><text:span text:style-name="Source_20_Text"><text:s text:c="4"/>&lt;comment&gt;&lt;/comment&gt;</text:span></text:p>
          <text:p text:style-name="P1"><text:span text:style-name="Source_20_Text"><text:s text:c="4"/>&lt;projects&gt;</text:span></text:p>
          <text:p text:style-name="P1"><text:span text:style-name="Source_20_Text"><text:s text:c="4"/>&lt;/projects&gt;</text:span></text:p>
          <text:p text:style-name="P1"><text:span text:style-name="Source_20_Text"><text:s text:c="4"/>&lt;buildSpec&gt;</text:span></text:p>
          <text:p text:style-name="P1"><text:span text:style-name="Source_20_Text"><text:s text:c="8"/>&lt;buildCommand&gt;</text:span></text:p>
          <text:p text:style-name="P1"><text:span text:style-name="Source_20_Text"><text:s text:c="12"/>&lt;name&gt;org.eclipse.jdt.core.javabuilder&lt;/name&gt;</text:span></text:p>
          <text:p text:style-name="P1"><text:span text:style-name="Source_20_Text"><text:s text:c="12"/>&lt;arguments&gt;</text:span></text:p>
          <text:p text:style-name="P1"><text:span text:style-name="Source_20_Text"><text:s text:c="12"/>&lt;/arguments&gt;</text:span></text:p>
          <text:p text:style-name="P1"><text:span text:style-name="Source_20_Text"><text:s text:c="8"/>&lt;/buildCommand&gt;</text:span></text:p>
          <text:p text:style-name="P1"><text:span text:style-name="Source_20_Text"><text:s text:c="4"/>&lt;/buildSpec&gt;</text:span></text:p>
          <text:p text:style-name="P1"><text:span text:style-name="Source_20_Text"><text:s text:c="4"/>&lt;natures&gt;</text:span></text:p>
          <text:p text:style-name="P1"><text:span text:style-name="Source_20_Text"><text:s text:c="8"/>&lt;nature&gt;org.eclipse.jdt.core.javanature&lt;/nature&gt;</text:span></text:p>
          <text:p text:style-name="P1"><text:span text:style-name="Source_20_Text"><text:s text:c="4"/>&lt;/natures&gt;</text:span></text:p>
          <text:p text:style-name="P2"><text:span text:style-name="Source_20_Text">&lt;/projectDescription&gt;</text:span></text:p>
        </text:list-item>
        <text:list-item>
          <text:p text:style-name="P4">Now open Eclipse and follow the steps,</text:p>
          <text:p text:style-name="P3">File &gt; import &gt; Existing Projects into Workspace &gt; Select root directory &gt; Finish</text:p>
        </text:list-item>
        <text:list-item>
          <text:p text:style-name="P4">Now we need to correct the build path for proper compilation of src, by following these steps:</text:p>
          <text:p text:style-name="P3">Right Click on project folder &gt; Properties &gt; Java Build Path &gt; Click Source tab &gt; Add Folder </text:p>
        </text:list-item>
      </text:list>
      <text:p text:style-name="Text_20_body">(Add the correct src path from project and remove the incorrect ones). Find the <text:a xlink:type="simple" xlink:href="http://i.stack.imgur.com/xp3kJ.png" text:style-name="Internet_20_link" text:visited-style-name="Visited_20_Internet_20_Link">image ref link</text:a> how it looks.</text:p>
      <text:list xml:id="list642338320" text:style-name="L2">
        <text:list-item>
          <text:p text:style-name="P5">You are done. Let me know for any queries. Thanks</text:p>
        </text:list-item>
      </text:list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8T02:58:11.133761039</dc:date>
    <meta:editing-duration>PT5S</meta:editing-duration>
    <meta:editing-cycles>1</meta:editing-cycles>
    <meta:document-statistic meta:table-count="0" meta:image-count="0" meta:object-count="0" meta:page-count="1" meta:paragraph-count="26" meta:word-count="157" meta:character-count="1215" meta:non-whitespace-character-count="995"/>
    <meta:generator>LibreOffice/6.0.1.1$Linux_X86_64 LibreOffice_project/00m0$Build-1</meta:generator>
  </office:meta>
</office:document-meta>
</file>